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opacity="50%" draw:opacity-name="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opacity="50%" draw:textarea-vertical-align="middle"/>
    </style:style>
    <style:style style:name="gr13" style:family="graphic" style:parent-style-name="standard">
      <style:graphic-properties draw:opacity="100%" draw:opacity-name="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opacity="100%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usine" style:font-family-generic="modern" style:font-pitch="fixed" fo:font-size="20pt" style:font-size-asian="20pt" style:font-size-complex="2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family="'Courier New'" style:font-family-generic="modern" style:font-pitch="fixed"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family="Cousine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style:text-position="-33% 58%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family="'Courier New'" style:font-family-generic="modern" style:font-pitch="fixed" fo:font-size="18pt"/>
    </style:style>
    <style:style style:name="T7" style:family="text">
      <style:text-properties fo:font-size="18pt"/>
    </style:style>
    <style:style style:name="T8" style:family="text">
      <style:text-properties style:text-position="-33% 58%" fo:font-size="18pt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9cm" svg:height="2.7cm" svg:x="1.9cm" svg:y="2.1cm">
          <text:p/>
        </draw:rect>
        <draw:frame draw:style-name="gr2" draw:text-style-name="P2" draw:layer="layout" svg:width="6cm" svg:height="1.051cm" svg:x="2.6cm" svg:y="2.5cm">
          <draw:text-box>
            <text:p><text:span text:style-name="T1">heizung</text:span></text:p>
          </draw:text-box>
        </draw:frame>
        <draw:line draw:style-name="gr3" draw:text-style-name="P1" draw:layer="layout" svg:x1="1.9cm" svg:y1="3.6cm" svg:x2="9.8cm" svg:y2="3.6cm">
          <text:p/>
        </draw:line>
        <draw:frame draw:style-name="gr4" draw:text-style-name="P3" xml:id="id2" draw:id="id2" draw:layer="layout" svg:width="7.6cm" svg:height="1cm" svg:x="2.1cm" svg:y="3.8cm">
          <draw:text-box>
            <text:p><text:span text:style-name="T2">apc-server-daemon</text:span></text:p>
          </draw:text-box>
        </draw:frame>
        <draw:rect draw:style-name="gr1" draw:text-style-name="P1" draw:layer="layout" svg:width="4.4cm" svg:height="2.6cm" svg:x="10.5cm" svg:y="6.4cm">
          <text:p/>
        </draw:rect>
        <draw:line draw:style-name="gr3" draw:text-style-name="P1" draw:layer="layout" svg:x1="10.5cm" svg:y1="7.5cm" svg:x2="14.9cm" svg:y2="7.5cm">
          <text:p/>
        </draw:line>
        <draw:frame draw:style-name="gr5" draw:layer="layout" svg:width="1.9cm" svg:height="1.05cm" svg:x="11.8cm" svg:y="6.45cm">
          <draw:text-box>
            <text:p>APC</text:p>
          </draw:text-box>
        </draw:frame>
        <draw:frame draw:style-name="gr2" xml:id="id3" draw:id="id3" draw:layer="layout" svg:width="4.4cm" svg:height="1.114cm" svg:x="10.6cm" svg:y="7.8cm">
          <draw:text-box>
            <text:p><text:span text:style-name="T3">1 | 2 | 3 | 4 | </text:span><text:span text:style-name="T4">5</text:span><text:span text:style-name="T3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3" draw:layer="layout" svg:width="2.5cm" svg:height="0.971cm" svg:x="3.6cm" svg:y="10.8cm">
          <draw:text-box>
            <text:p><text:span text:style-name="T2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layer="layout" svg:width="2.7cm" svg:height="1.15cm" svg:x="2.3cm" svg:y="12.1cm">
          <draw:text-box>
            <text:p>distfiles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4" draw:layer="layout" svg:width="3.6cm" svg:height="1.15cm" svg:x="6.6cm" svg:y="12.2cm">
          <draw:text-box>
            <text:p><text:span text:style-name="T5">poweroff...</text:span></text:p>
          </draw:text-box>
        </draw:frame>
        <draw:rect draw:style-name="gr8" draw:text-style-name="P1" xml:id="id1" draw:id="id1" draw:layer="layout" svg:width="1.1cm" svg:height="0.7cm" svg:x="2.2cm" svg:y="9.7cm">
          <text:p text:style-name="P1">ON</text:p>
        </draw:rect>
        <draw:rect draw:style-name="gr9" draw:text-style-name="P1" draw:layer="layout" svg:width="1.4cm" svg:height="0.7cm" svg:x="3.7cm" svg:y="9.7cm">
          <text:p text:style-name="P1">OFF</text:p>
        </draw:rect>
        <draw:connector draw:style-name="gr10" draw:text-style-name="P1" draw:layer="layout" draw:type="curve" svg:x1="2.75cm" svg:y1="9.7cm" svg:x2="5.9cm" svg:y2="4.8cm" draw:start-shape="id1" draw:start-glue-point="0" draw:end-shape="id2" draw:end-glue-point="2" svg:d="m2750 9700c0-3675 3150-1225 3150-4900">
          <text:p/>
        </draw:connector>
        <draw:frame draw:style-name="gr2" draw:layer="layout" svg:width="1.5cm" svg:height="0.962cm" svg:x="3.1cm" svg:y="7cm">
          <draw:text-box>
            <text:p>OK</text:p>
          </draw:text-box>
        </draw:frame>
        <draw:connector draw:style-name="gr11" draw:text-style-name="P1" draw:layer="layout" draw:type="line" svg:x1="12.8cm" svg:y1="8.914cm" svg:x2="3.3cm" svg:y2="10.05cm" draw:start-shape="id3" draw:start-glue-point="2" draw:end-shape="id1" draw:end-glue-point="1" svg:d="m12800 8914-9500 1136">
          <text:p/>
        </draw:connector>
      </draw:page>
      <draw:page draw:name="page2" draw:style-name="dp1" draw:master-page-name="Standard">
        <draw:rect draw:style-name="gr1" draw:text-style-name="P1" draw:layer="layout" svg:width="7.9cm" svg:height="2.7cm" svg:x="1.9cm" svg:y="2.1cm">
          <text:p/>
        </draw:rect>
        <draw:frame draw:style-name="gr2" draw:text-style-name="P2" draw:layer="layout" svg:width="6cm" svg:height="1.051cm" svg:x="2.6cm" svg:y="2.5cm">
          <draw:text-box>
            <text:p><text:span text:style-name="T1">heizung</text:span></text:p>
          </draw:text-box>
        </draw:frame>
        <draw:line draw:style-name="gr3" draw:text-style-name="P1" draw:layer="layout" svg:x1="1.9cm" svg:y1="3.6cm" svg:x2="9.8cm" svg:y2="3.6cm">
          <text:p/>
        </draw:line>
        <draw:frame draw:style-name="gr4" draw:text-style-name="P5" xml:id="id4" draw:id="id4" draw:layer="layout" svg:width="7.6cm" svg:height="1cm" svg:x="2.1cm" svg:y="3.8cm">
          <draw:text-box>
            <text:p><text:span text:style-name="T6">apc-server-daemon</text:span></text:p>
          </draw:text-box>
        </draw:frame>
        <draw:rect draw:style-name="gr1" draw:text-style-name="P1" draw:layer="layout" svg:width="4.4cm" svg:height="2.6cm" svg:x="10.5cm" svg:y="6.4cm">
          <text:p/>
        </draw:rect>
        <draw:line draw:style-name="gr3" draw:text-style-name="P1" draw:layer="layout" svg:x1="10.5cm" svg:y1="7.5cm" svg:x2="14.9cm" svg:y2="7.5cm">
          <text:p/>
        </draw:line>
        <draw:frame draw:style-name="gr5" draw:text-style-name="P6" draw:layer="layout" svg:width="1.9cm" svg:height="1.05cm" svg:x="11.8cm" svg:y="6.45cm">
          <draw:text-box>
            <text:p><text:span text:style-name="T7">APC</text:span></text:p>
          </draw:text-box>
        </draw:frame>
        <draw:frame draw:style-name="gr2" draw:text-style-name="P6" xml:id="id6" draw:id="id6" draw:layer="layout" svg:width="4.4cm" svg:height="1.114cm" svg:x="10.6cm" svg:y="7.8cm">
          <draw:text-box>
            <text:p><text:span text:style-name="T8">1 | 2 | 3 | 4 | </text:span><text:span text:style-name="T9">5</text:span><text:span text:style-name="T8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5" draw:layer="layout" svg:width="2.5cm" svg:height="0.971cm" svg:x="3.6cm" svg:y="10.8cm">
          <draw:text-box>
            <text:p><text:span text:style-name="T6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text-style-name="P6" draw:layer="layout" svg:width="2.7cm" svg:height="1.15cm" svg:x="2.3cm" svg:y="12.1cm">
          <draw:text-box>
            <text:p><text:span text:style-name="T7">distfiles</text:span>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4" draw:layer="layout" svg:width="3.6cm" svg:height="1.15cm" svg:x="6.6cm" svg:y="12.2cm">
          <draw:text-box>
            <text:p><text:span text:style-name="T5">poweroff...</text:span></text:p>
          </draw:text-box>
        </draw:frame>
        <draw:rect draw:style-name="gr12" draw:text-style-name="P7" draw:layer="layout" svg:width="1.1cm" svg:height="0.7cm" svg:x="2.2cm" svg:y="9.7cm">
          <text:p text:style-name="P1"><text:span text:style-name="T7">ON</text:span></text:p>
        </draw:rect>
        <draw:rect draw:style-name="gr13" draw:text-style-name="P7" xml:id="id5" draw:id="id5" draw:layer="layout" svg:width="1.4cm" svg:height="0.7cm" svg:x="3.7cm" svg:y="9.7cm">
          <text:p text:style-name="P1"><text:span text:style-name="T7">OFF</text:span></text:p>
        </draw:rect>
        <draw:connector draw:style-name="gr11" draw:text-style-name="P1" draw:layer="layout" draw:type="curve" svg:x1="2.1cm" svg:y1="4.3cm" svg:x2="4.4cm" svg:y2="9.7cm" draw:start-shape="id4" draw:start-glue-point="3" draw:end-shape="id5" draw:end-glue-point="0" svg:d="m2100 4300c-750 0-626 1475 137 1907s2163-182 2163 3493">
          <text:p/>
        </draw:connector>
        <draw:connector draw:style-name="gr11" draw:text-style-name="P1" draw:layer="layout" draw:type="curve" svg:x1="4.4cm" svg:y1="9.7cm" svg:x2="5.9cm" svg:y2="4.8cm" draw:start-shape="id5" draw:start-glue-point="0" draw:end-shape="id4" draw:end-glue-point="2" svg:d="m4400 9700c0-3675 1500-1225 1500-4900">
          <text:p/>
        </draw:connector>
        <draw:connector draw:style-name="gr11" draw:text-style-name="P1" draw:layer="layout" draw:type="curve" svg:x1="5.9cm" svg:y1="4.8cm" svg:x2="10.6cm" svg:y2="8.357cm" draw:start-shape="id4" draw:start-glue-point="2" draw:end-shape="id6" draw:end-glue-point="3" svg:d="m5900 4800c0 2372 1566 3557 4700 3557">
          <text:p/>
        </draw:connector>
        <draw:frame draw:style-name="gr4" draw:layer="layout" svg:width="2.6cm" svg:height="1cm" svg:x="6.9cm" svg:y="6.8cm">
          <draw:text-box>
            <text:p>! OFF ! </text:p>
          </draw:text-box>
        </draw:frame>
      </draw:page>
      <draw:page draw:name="page3" draw:style-name="dp1" draw:master-page-name="Standard">
        <draw:rect draw:style-name="gr1" draw:text-style-name="P1" xml:id="id10" draw:id="id10" draw:layer="layout" svg:width="7.9cm" svg:height="3.6cm" svg:x="1.9cm" svg:y="2.1cm">
          <text:p/>
        </draw:rect>
        <draw:frame draw:style-name="gr2" draw:text-style-name="P2" draw:layer="layout" svg:width="6cm" svg:height="1.051cm" svg:x="2.6cm" svg:y="2.5cm">
          <draw:text-box>
            <text:p><text:span text:style-name="T1">heizung</text:span></text:p>
          </draw:text-box>
        </draw:frame>
        <draw:line draw:style-name="gr3" draw:text-style-name="P1" draw:layer="layout" svg:x1="1.9cm" svg:y1="3.6cm" svg:x2="9.8cm" svg:y2="3.6cm">
          <text:p/>
        </draw:line>
        <draw:frame draw:style-name="gr14" draw:text-style-name="P5" draw:layer="layout" svg:width="6.3cm" svg:height="0.971cm" svg:x="2.1cm" svg:y="3.8cm">
          <draw:text-box>
            <text:p><text:span text:style-name="T6">apc-server-ctl:</text:span></text:p>
          </draw:text-box>
        </draw:frame>
        <draw:rect draw:style-name="gr1" draw:text-style-name="P1" draw:layer="layout" svg:width="4.4cm" svg:height="2.6cm" svg:x="10.5cm" svg:y="6.4cm">
          <text:p/>
        </draw:rect>
        <draw:line draw:style-name="gr3" draw:text-style-name="P1" draw:layer="layout" svg:x1="10.5cm" svg:y1="7.5cm" svg:x2="14.9cm" svg:y2="7.5cm">
          <text:p/>
        </draw:line>
        <draw:frame draw:style-name="gr5" draw:text-style-name="P6" draw:layer="layout" svg:width="1.9cm" svg:height="1.05cm" svg:x="11.8cm" svg:y="6.45cm">
          <draw:text-box>
            <text:p><text:span text:style-name="T7">APC</text:span></text:p>
          </draw:text-box>
        </draw:frame>
        <draw:frame draw:style-name="gr2" draw:text-style-name="P6" xml:id="id8" draw:id="id8" draw:layer="layout" svg:width="4.4cm" svg:height="1.114cm" svg:x="10.6cm" svg:y="7.8cm">
          <draw:text-box>
            <text:p><text:span text:style-name="T8">1 | 2 | 3 | 4 | </text:span><text:span text:style-name="T9">5</text:span><text:span text:style-name="T8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5" draw:layer="layout" svg:width="2.5cm" svg:height="0.971cm" svg:x="3.6cm" svg:y="10.8cm">
          <draw:text-box>
            <text:p><text:span text:style-name="T6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text-style-name="P6" draw:layer="layout" svg:width="2.7cm" svg:height="1.15cm" svg:x="2.3cm" svg:y="12.1cm">
          <draw:text-box>
            <text:p><text:span text:style-name="T7">distfiles</text:span>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4" draw:layer="layout" svg:width="3.6cm" svg:height="1.15cm" svg:x="6.6cm" svg:y="12.2cm">
          <draw:text-box>
            <text:p><text:span text:style-name="T5">poweroff...</text:span></text:p>
          </draw:text-box>
        </draw:frame>
        <draw:rect draw:style-name="gr15" draw:text-style-name="P7" xml:id="id9" draw:id="id9" draw:layer="layout" svg:width="1.1cm" svg:height="0.7cm" svg:x="2.2cm" svg:y="9.7cm">
          <text:p text:style-name="P1"><text:span text:style-name="T7">ON</text:span></text:p>
        </draw:rect>
        <draw:rect draw:style-name="gr9" draw:text-style-name="P7" draw:layer="layout" svg:width="1.4cm" svg:height="0.7cm" svg:x="3.7cm" svg:y="9.7cm">
          <text:p text:style-name="P1"><text:span text:style-name="T7">OFF</text:span></text:p>
        </draw:rect>
        <draw:rect draw:style-name="gr8" draw:text-style-name="P1" xml:id="id7" draw:id="id7" draw:layer="layout" svg:width="1.2cm" svg:height="0.7cm" svg:x="2.7cm" svg:y="4.8cm">
          <text:p text:style-name="P1">ON</text:p>
        </draw:rect>
        <draw:connector draw:style-name="gr11" draw:text-style-name="P1" draw:layer="layout" draw:type="curve" svg:x1="3.9cm" svg:y1="5.15cm" svg:x2="12.8cm" svg:y2="8.914cm" draw:start-shape="id7" draw:start-glue-point="1" draw:end-shape="id8" draw:end-glue-point="2" svg:d="m3900 5150c5026 0 4188 2132 5157 3261s3743 1253 3743 503">
          <text:p/>
        </draw:connector>
        <draw:connector draw:style-name="gr11" draw:text-style-name="P1" draw:layer="layout" draw:type="curve" svg:x1="12.8cm" svg:y1="8.914cm" svg:x2="2.75cm" svg:y2="9.7cm" draw:start-shape="id8" draw:start-glue-point="2" draw:end-shape="id9" draw:end-glue-point="0" svg:d="m12800 8914c0 750-5849 501-5849 393s-4201-358-4201 393">
          <text:p/>
        </draw:connector>
        <draw:connector draw:style-name="gr11" draw:text-style-name="P1" draw:layer="layout" draw:type="curve" svg:x1="2.75cm" svg:y1="9.7cm" svg:x2="5.85cm" svg:y2="5.7cm" draw:start-shape="id9" draw:start-glue-point="0" draw:end-shape="id10" svg:d="m2750 9700c0-3000 3100-1000 3100-4000">
          <text:p/>
        </draw:connector>
      </draw:page>
      <draw:page draw:name="page4" draw:style-name="dp1" draw:master-page-name="Standard">
        <draw:rect draw:style-name="gr1" draw:text-style-name="P1" xml:id="id14" draw:id="id14" draw:layer="layout" svg:width="7.9cm" svg:height="3.6cm" svg:x="1.9cm" svg:y="2.1cm">
          <text:p/>
        </draw:rect>
        <draw:frame draw:style-name="gr2" draw:text-style-name="P2" draw:layer="layout" svg:width="6cm" svg:height="1.051cm" svg:x="2.6cm" svg:y="2.5cm">
          <draw:text-box>
            <text:p><text:span text:style-name="T1">heizung</text:span></text:p>
          </draw:text-box>
        </draw:frame>
        <draw:line draw:style-name="gr3" draw:text-style-name="P1" draw:layer="layout" svg:x1="1.9cm" svg:y1="3.6cm" svg:x2="9.8cm" svg:y2="3.6cm">
          <text:p/>
        </draw:line>
        <draw:frame draw:style-name="gr4" draw:text-style-name="P5" draw:layer="layout" svg:width="6.3cm" svg:height="1cm" svg:x="2.1cm" svg:y="3.8cm">
          <draw:text-box>
            <text:p><text:span text:style-name="T6">apc-server-ctl:</text:span></text:p>
          </draw:text-box>
        </draw:frame>
        <draw:rect draw:style-name="gr1" draw:text-style-name="P1" xml:id="id13" draw:id="id13" draw:layer="layout" svg:width="4.4cm" svg:height="2.6cm" svg:x="10.5cm" svg:y="6.4cm">
          <text:p/>
        </draw:rect>
        <draw:line draw:style-name="gr3" draw:text-style-name="P1" draw:layer="layout" svg:x1="10.5cm" svg:y1="7.5cm" svg:x2="14.9cm" svg:y2="7.5cm">
          <text:p/>
        </draw:line>
        <draw:frame draw:style-name="gr5" draw:text-style-name="P6" draw:layer="layout" svg:width="1.9cm" svg:height="1.05cm" svg:x="11.8cm" svg:y="6.45cm">
          <draw:text-box>
            <text:p><text:span text:style-name="T7">APC</text:span></text:p>
          </draw:text-box>
        </draw:frame>
        <draw:frame draw:style-name="gr2" draw:text-style-name="P6" draw:layer="layout" svg:width="4.4cm" svg:height="1.114cm" svg:x="10.6cm" svg:y="7.8cm">
          <draw:text-box>
            <text:p><text:span text:style-name="T8">1 | 2 | 3 | 4 | </text:span><text:span text:style-name="T9">5</text:span><text:span text:style-name="T8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5" draw:layer="layout" svg:width="2.5cm" svg:height="0.971cm" svg:x="3.6cm" svg:y="10.8cm">
          <draw:text-box>
            <text:p><text:span text:style-name="T6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text-style-name="P6" draw:layer="layout" svg:width="2.7cm" svg:height="1.15cm" svg:x="2.3cm" svg:y="12.1cm">
          <draw:text-box>
            <text:p><text:span text:style-name="T7">distfiles</text:span>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4" draw:layer="layout" svg:width="3.6cm" svg:height="1.15cm" svg:x="6.6cm" svg:y="12.2cm">
          <draw:text-box>
            <text:p><text:span text:style-name="T5">poweroff...</text:span></text:p>
          </draw:text-box>
        </draw:frame>
        <draw:rect draw:style-name="gr12" draw:text-style-name="P7" draw:layer="layout" svg:width="1.1cm" svg:height="0.7cm" svg:x="2.2cm" svg:y="9.7cm">
          <text:p text:style-name="P1"><text:span text:style-name="T7">ON</text:span></text:p>
        </draw:rect>
        <draw:rect draw:style-name="gr13" draw:text-style-name="P7" xml:id="id12" draw:id="id12" draw:layer="layout" svg:width="1.4cm" svg:height="0.7cm" svg:x="3.7cm" svg:y="9.7cm">
          <text:p text:style-name="P1"><text:span text:style-name="T7">OFF</text:span></text:p>
        </draw:rect>
        <draw:rect draw:style-name="gr8" draw:text-style-name="P7" xml:id="id11" draw:id="id11" draw:layer="layout" svg:width="1.5cm" svg:height="0.7cm" svg:x="2.7cm" svg:y="4.8cm">
          <text:p text:style-name="P1"><text:span text:style-name="T7">OFF</text:span></text:p>
        </draw:rect>
        <draw:connector draw:style-name="gr11" draw:text-style-name="P1" draw:layer="layout" draw:type="curve" svg:x1="4.2cm" svg:y1="5.15cm" svg:x2="4.4cm" svg:y2="9.7cm" draw:start-shape="id11" draw:start-glue-point="1" draw:end-shape="id12" draw:end-glue-point="0" svg:d="m4200 5150c751 0 627 1225 489 1575s-289-175-289 2975">
          <text:p/>
        </draw:connector>
        <draw:connector draw:style-name="gr11" draw:text-style-name="P1" draw:layer="layout" draw:type="curve" svg:x1="5.1cm" svg:y1="10.05cm" svg:x2="12.7cm" svg:y2="9cm" draw:start-shape="id12" draw:start-glue-point="1" draw:end-shape="id13" draw:end-glue-point="2" svg:d="m5100 10050c5067 0 7600-350 7600-1050">
          <text:p/>
        </draw:connector>
        <draw:connector draw:style-name="gr10" draw:text-style-name="P1" draw:layer="layout" draw:type="line" svg:x1="5.85cm" svg:y1="5.7cm" svg:x2="8.726cm" svg:y2="9.989cm" draw:start-shape="id14" draw:start-glue-point="2" svg:d="m5850 5700 2876 4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i Erik Alain Zscheile</meta:initial-creator>
    <meta:creation-date>2014-02-18T20:58:22</meta:creation-date>
    <meta:editing-cycles>4</meta:editing-cycles>
    <meta:editing-duration>PT25M50S</meta:editing-duration>
    <dc:date>2014-02-19T16:03:24</dc:date>
    <dc:creator>Kai Erik Alain Zscheile</dc:creator>
    <meta:generator>OpenOffice/4.0.1$Linux OpenOffice.org_project/401m5$Build-9714</meta:generator>
    <meta:document-statistic meta:object-count="79"/>
  </office:meta>
</office:document-meta>
</file>